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D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" style:parent-style-name="DefaultParagraphFont" style:family="text">
      <style:text-properties fo:language="en" fo:country="DE"/>
    </style:style>
    <style:style style:name="T5" style:parent-style-name="DefaultParagraphFont" style:family="text">
      <style:text-properties fo:language="en" fo:country="DE"/>
    </style:style>
    <style:style style:name="T6" style:parent-style-name="DefaultParagraphFont" style:family="text">
      <style:text-properties fo:language="en" fo:country="DE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0" style:parent-style-name="Normal" style:family="paragraph">
      <style:text-properties fo:language="en" fo:country="DE"/>
    </style:style>
    <style:style style:name="P1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6" style:parent-style-name="Normal" style:family="paragraph">
      <style:text-properties fo:language="en" fo:country="DE"/>
    </style:style>
    <style:style style:name="P17" style:parent-style-name="Normal" style:family="paragraph">
      <style:text-properties fo:language="en" fo:country="DE"/>
    </style:style>
    <style:style style:name="P18" style:parent-style-name="Normal" style:family="paragraph">
      <style:text-properties fo:language="en" fo:country="DE"/>
    </style:style>
    <style:style style:name="P19" style:parent-style-name="Normal" style:family="paragraph">
      <style:text-properties fo:language="en" fo:country="DE"/>
    </style:style>
    <style:style style:name="P20" style:parent-style-name="Normal" style:family="paragraph">
      <style:text-properties fo:language="en" fo:country="DE"/>
    </style:style>
    <style:style style:name="T21" style:parent-style-name="DefaultParagraphFont" style:family="text">
      <style:text-properties fo:language="en" fo:country="DE"/>
    </style:style>
  </office:automatic-styles>
  <office:body>
    <office:text text:use-soft-page-breaks="true">
      <text:p text:style-name="P1">Profs:</text:p>
      <text:p text:style-name="P2">{'0': [0, 1, 0, 0, 0, 0], '1': [2, 0, 2, 0, 0, 2], '2': [2, 0, 2, 0, 0, 2], '3': [2, 0, 2, 0, 0, 2], '4': [2, 0, 2, 0, 0, 2], '5': [2, 0, 2, 0, 0, 2], '6': [2, 0, 2, 0, 0, 2], '7': [2, 0, 2, 0, 0, 2], '8': [2, 0, 2, 0, 0, 2], '9': [2, 0, 2, 0, 0, 2], '10': [0, 0, 0, 0, 0, 0], '11': [2, 0, 2, 0, 0, 2], '12': [3, 0, 3, 0, 2, 1], '13': [1, 0, 1, 0, 1, 0], '14': [1, 0, 1, 0, 1, 0], '15': [2, 0, 2, 0, 2, 0], '16': [2, 0, 2, 0, 2, 0], '17': [1, 0, 1, 0, 1, 0], '18': [2, 0, 2, 0, 2, 0], '19': [1, 0, 1, 0, 1, 0], '20': [0, 0, 0, 0, 0, 0], '21': [1, 0, 1, 0, 0, 1], '22': [2, 0, 2, 0, 2, 0], '23': [1, 0, 1, 0, 1, 0], '24': [1, 0, 1, 0, 1, 0], '25': [3, 0, 3, 0, 3, 0], '26': [1, 0, 1, 0, 1, 0], '27': [3, 0, 3, 0, 3, 0], '28': [1, 0, 1, 0, 0, 1], '29': [1, 0, 1, 0, 0, 1], '30': [0, 1, 0, 0, 0, 0], '31': [2, 0, 2, 0, 2, 0], '32': [1, 0, 1, 0, 1, 0], '33': [1, 0, 1, 0, 1, 0], '34': [2, 0, 2, 0, 2, 0], '35': [2, 0, 2, 0, 2, 0], '36': [1, 0, 1, 0, 1, 0], '37': [2, 0, 2, 0, 2, 0], '38': [1, 0, 1, 0, 1, 0], '39': [2, 0, 2, 0, 2, 0], '40': [0, 0, 0, 0, 0, 0], '41': [2, 0, 2, 0, 2, 0], '42': [2, 0, 2, 0, 2, 0], '43': [2, 0, 2, 0, 2, 0], '44': [2, 0, 2, 0, 2, 0], '45': [2, 0, 2, 0, 2, 0], '46': [2, 0, 2, 0, 2, 0], '47': [2, 0, 2, 0, 2, 0], '48': [1, 0, 1, 0, 1, 0], '49': [2, 0, 2, 0, 2, 0], '50': [0, 1, 0, 0, 0, 0], '51': [0, 0, 0, 0, 0, 0], '52': [4, 0, 4, 0, 4, 0], '53': [0, 0, 0, 0, 0, 0], '54': [0, 0, 0, 0, 0, 0], '55': [0, 0, 0, 0, 0, 0], '56': [0, 0, 0, 0, 0, 0], '57': [0, 0, 0, 0, 0, 0], '58': [4, 0, 4, 0, 4, 0], '59': [0, 0, 0, 0, 0, 0], '60': [0, 1, 0, 0, 0, 0], '61': [0, 0, 0, 0, 0, 0], '62': [0, 0, 0, 0, 0, 0], '63': [0, 1, 0, 0, 0, 0], '64': [7, 0, 7, 0, 7, 0], '65': [0, 0, 0, 0, 0, 0], '66': [0, 0, 0, 0, 0, 0], '67': [0, 0, 0, 0, 0, 0], '68': [8, 0, 8, 0, 8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0, 0, 0, 0, 0, 0], '82': [0, 0, 0, 0, 0, 0], '83': [3, 0, 3, 0, 0, 3], '84': [1, 0, 1, 0, 0, 1], '85': [1, 0, 1, 0, 0, 1], '86': [3, 0, 3, 0, 0, 3], '87': [4, 0, 4, 0, 0, 4], '88': [1, 0, 1, 0, 0, 1], '89': [1, 0, 1, 0, 0, 1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3"><text:span text:style-name="T4">1.5</text:span><text:span text:style-name="T5">5</text:span><text:span text:style-name="T6"><text:s text:c="2"/>seconds</text:span></text:p>
      <text:p text:style-name="P7">150 <text:s/>from <text:s/>150</text:p>
      <text:p text:style-name="P8">150 <text:s/>from <text:s/>150</text:p>
      <text:p text:style-name="P9">38 <text:s/>from<text:s/>150</text:p>
      <text:p text:style-name="P10">BI:</text:p>
      <text:p text:style-name="P11">{'0': [0, 1, 0, 0, 0, 0], '1': [0, 0, 0, 0, 0, 0], '2': [0, 0, 0, 0, 0, 0], '3': [2, 0, 2, 0, 0, 2], '4': [2, 0, 2, 0, 0, 2], '5': [2, 0, 2, 0, 0, 2], '6': [2, 0, 2, 0, 0, 2], '7': [2, 0, 2, 0, 0, 2], '8': [2, 0, 2, 0, 0, 2], '9': [2, 0, 2, 0, 0, 2], '10': [1, 0, 0, 1, 0, 0], '11': [1, 0, 1, 0, 0, 1], '12': [2, 0, 2, 0, 0, 2], '13': [2, 0, 2, 0, 0, 2], '14': [3, 0, 3, 0, 2, 1], '15': [1, 0, 1, 0, 1, 0], '16': [2, 0, 2, 0, 2, 0], '17': [1, 0, 1, 0, 1, 0], '18': [2, 0, 2, 0, 2, 0], '19': [1, 0, 1, 0, 1, 0], '20': [1, 0, 0, 1, 0, 0], '21': [1, 0, 1, 0, 0, 1], '22': [2, 0, 2, 0, 2, 0], '23': [1, 0, 1, 0, 1, 0], '24': [1, 0, 1, 0, 1, 0], '25': [0, 0, 0, 0, 0, 0], '26': [0, 0, 0, 0, 0, 0], '27': [3, 0, 3, 0, 3, 0], '28': [1, 0, 1, 0, 0, 1], '29': [1, 0, 1, 0, 0, 1], '30': [0, 1, 0, 0, 0, 0], '31': [0, 0, 0, 0, 0, 0], '32': [0, 0, 0, 0, 0, 0], '33': [0, 0, 0, 0, 0, 0], '34': [0, 0, 0, 0, 0, 0], '35': [0, 0, 0, 0, 0, 0], '36': [0, 0, 0, 0, 0, 0], '37': [3, 0, 3, 0, 3, 0], '38': [0, 0, 0, 0, 0, 0], '39': [0, 0, 0, 0, 0, 0], '40': [2, 0, 0, 2, 0, 0], '41': [2, 0, 2, 0, 2, 0], '42': [2, 0, 2, 0, 2, 0], '43': [2, 0, 2, 0, 2, 0], '44': [4, 0, 4, 0, 4, 0], '45': [2, 0, 2, 0, 2, 0], '46': [2, 0, 2, 0, 2, 0], '47': [1, 0, 1, 0, 1, 0], '48': [1, 0, 1, 0, 1, 0], '49': [2, 0, 2, 0, 2, 0], '50': [0, 1, 0, 0, 0, 0], '51': [0, 0, 0, 0, 0, 0], '52': [0, 0, 0, 0, 0, 0], '53': [0, 0, 0, 0, 0, 0], '54': [0, 0, 0, 0, 0, 0], '55': [0, 0, 0, 0, 0, 0], '56': [0, 0, 0, 0, 0, 0], '57': [0, 0, 0, 0, 0, 0], '58': [4, 0, 4, 0, 4, 0], '59': [0, 0, 0, 0, 0, 0], '60': [0, 1, 0, 0, 0, 0], '61': [0, 0, 0, 0, 0, 0], '62': [0, 0, 0, 0, 0,<text:s/><text:soft-page-break/>0], '63': [0, 1, 0, 0, 0, 0], '64': [0, 0, 0, 0, 0, 0], '65': [0, 0, 0, 0, 0, 0], '66': [0, 0, 0, 0, 0, 0], '67': [0, 0, 0, 0, 0, 0], '68': [8, 0, 8, 0, 8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1, 0, 0, 1, 0, 0], '82': [1, 0, 0, 1, 0, 0], '83': [1, 0, 1, 0, 0, 1], '84': [1, 0, 1, 0, 0, 1], '85': [3, 0, 3, 0, 0, 3], '86': [1, 0, 1, 0, 0, 1], '87': [3, 0, 3, 0, 0, 3], '88': [1, 0, 1, 0, 0, 1], '89': [2, 0, 2, 0, 0, 2], '90': [0, 1, 0, 0, 0, 0], '91': [0, 1, 0, 0, 0, 0], '92': [0, 1, 0, 0, 0, 0], '93': [1, 0, 1, 0, 0, 1], '94': [1, 0, 1, 0, 0, 1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12">1.68 <text:s/>seconds</text:p>
      <text:p text:style-name="P13">127 <text:s/>from <text:s/>150</text:p>
      <text:p text:style-name="P14">121 <text:s/>from <text:s/>150</text:p>
      <text:p text:style-name="P15">37 <text:s/>from<text:s/><text:s text:c="2"/>150</text:p>
      <text:p text:style-name="P16">No SLA:</text:p>
      <text:p text:style-name="P17">{'0': [0, 1, 0, 0, 0, 0], '1': [2, 0, 2, 0, 0, 2], '2': [2, 0, 2, 0, 0, 2], '3': [2, 0, 2, 0, 0, 2], '4': [2, 0, 2, 0, 0, 2], '5': [2, 0, 2, 0, 0, 2], '6': [2, 0, 2, 0, 0, 2], '7': [2, 0, 2, 0, 0, 2], '8': [2, 0, 2, 0, 0, 2], '9': [2, 0, 2, 0, 0, 2], '10': [3, 0, 0, 3, 0, 0], '11': [1, 0, 1, 0, 1, 0], '12': [2, 0, 2, 0, 2, 0], '13': [2, 0, 2, 0, 2, 0], '14': [1, 0, 1, 0, 1, 0], '15': [2, 0, 2, 0, 2, 0], '16': [1, 0, 1, 0, 1, 0], '17': [2, 0, 2, 0, 2, 0], '18': [2, 0, 2, 0, 2, 0], '19': [1, 0, 1, 0, 1, 0], '20': [1, 0, 0, 1, 0, 0], '21': [1, 0, 1, 0, 0, 1], '22': [3, 0, 3, 0, 3, 0], '23': [1, 0, 1, 0, 1, 0], '24': [3, 0, 3, 0, 3, 0], '25': [0, 0, 0, 0, 0, 0], '26': [0, 0, 0, 0, 0, 0], '27': [3, 0, 3, 0, 3, 0], '28': [1, 0, 1, 0, 0, 1], '29': [1, 0, 1, 0, 0, 1], '30': [0, 1, 0, 0, 0, 0], '31': [0, 0, 0, 0, 0, 0], '32': [0, 0, 0, 0, 0, 0], '33': [0, 0, 0, 0, 0, 0], '34': [0, 0, 0, 0, 0, 0], '35': [0, 0, 0, 0, 0, 0], '36': [0, 0, 0, 0, 0, 0], '37': [3, 0, 3, 0, 3, 0], '38': [0, 0, 0, 0, 0, 0], '39': [0, 0, 0, 0, 0, 0], '40': [1, 0, 0, 1, 0, 0], '41': [1, 0, 1, 0, 1, 0], '42': [2, 0, 2, 0, 2, 0], '43': [2, 0, 2, 0, 2, 0], '44': [5, 0, 5, 0, 5, 0], '45': [2, 0, 2, 0, 2, 0], '46': [2, 0, 2, 0, 2, 0], '47': [2, 0, 2, 0, 2, 0], '48': [3, 0, 3, 0, 3, 0], '49': [3, 0, 3, 0, 3, 0], '50': [0, 1, 0, 0, 0, 0], '51': [0, 0, 0, 0, 0, 0], '52': [0, 0, 0, 0, 0, 0], '53': [0, 0, 0, 0, 0, 0], '54': [0, 0, 0, 0, 0, 0], '55': [0, 0, 0, 0, 0, 0], '56': [0, 0, 0, 0, 0, 0], '57': [0, 0, 0, 0, 0, 0], '58': [4, 0, 4, 0, 4, 0], '59': [0, 0, 0, 0, 0, 0], '60': [0, 1, 0, 0, 0, 0], '61': [1, 0, 0, 1, 0, 0], '62': [0, 0, 0, 0, 0, 0], '63': [0, 1, 0, 0, 0, 0], '64': [0, 0, 0, 0, 0, 0], '65': [0, 0, 0, 0, 0, 0], '66': [0, 0, 0, 0, 0, 0], '67': [0, 0, 0, 0, 0, 0], '68': [8, 0, 8, 0, 8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1, 0, 0, 1, 0, 0], '82': [3, 0, 0, 3, 0, 0], '83': [0, 0, 0, 0, 0, 0], '84': [0, 0, 0, 0, 0, 0], '85': [0, 0, 0, 0, 0, 0], '86': [0, 0, 0, 0, 0, 0], '87': [3, 0, 3, 0, 0, 3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18">1.5182 <text:s/>seconds</text:p>
      <text:soft-page-break/>
      <text:p text:style-name="P19">130 <text:s/>from <text:s/>150</text:p>
      <text:p text:style-name="P20">120 <text:s/>from <text:s/>150</text:p>
      <text:p text:style-name="Normal"><text:span text:style-name="T21">24 <text:s/>from <text:s/>15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hran, Narges</meta:initial-creator>
    <dc:creator>Mehran, Narges</dc:creator>
    <meta:creation-date>2022-09-27T18:32:00Z</meta:creation-date>
    <dc:date>2022-09-30T21:34:00Z</dc:date>
    <meta:template xlink:href="Normal.dotm" xlink:type="simple"/>
    <meta:editing-cycles>18</meta:editing-cycles>
    <meta:editing-duration>PT1320S</meta:editing-duration>
    <meta:document-statistic meta:page-count="3" meta:paragraph-count="19" meta:word-count="1432" meta:character-count="9578" meta:row-count="68" meta:non-whitespace-character-count="8165"/>
  </office:meta>
</office:document-meta>
</file>